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, 'Arial Unicode MS'" svg:font-family="'OpenSymbol, 'Arial Unicode MS''" style:font-charset="x-symbol"/>
    <style:font-face style:name="Mangal1" svg:font-family="Mangal"/>
    <style:font-face style:name="CG Times (W1)" svg:font-family="'CG Times (W1)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G Times (W1)1" svg:font-family="'CG Times (W1)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7.002cm" fo:margin-left="0.155cm" fo:margin-top="0cm" fo:margin-bottom="0cm" table:align="left" style:writing-mode="lr-tb"/>
    </style:style>
    <style:style style:name="Таблица1.A" style:family="table-column">
      <style:table-column-properties style:column-width="8.751cm"/>
    </style:style>
    <style:style style:name="Таблица1.B" style:family="table-column">
      <style:table-column-properties style:column-width="8.2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977cm" fo:margin-left="-0.011cm" fo:margin-top="0cm" fo:margin-bottom="0cm" table:align="left" style:writing-mode="lr-tb"/>
    </style:style>
    <style:style style:name="Таблица2.A" style:family="table-column">
      <style:table-column-properties style:column-width="1.199cm"/>
    </style:style>
    <style:style style:name="Таблица2.B" style:family="table-column">
      <style:table-column-properties style:column-width="9.043cm"/>
    </style:style>
    <style:style style:name="Таблица2.C" style:family="table-column">
      <style:table-column-properties style:column-width="2.873cm"/>
    </style:style>
    <style:style style:name="Таблица2.D" style:family="table-column">
      <style:table-column-properties style:column-width="3.85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Таблица2.D1" style:family="table-cell">
      <style:table-cell-properties fo:padding-left="0.191cm" fo:padding-right="0.191cm" fo:padding-top="0cm" fo:padding-bottom="0cm" fo:border="0.5pt solid #000001"/>
    </style:style>
    <style:style style:name="Таблица2.A3" style:family="table-cell">
      <style:table-cell-properties fo:padding-left="0.191cm" fo:padding-right="0.191cm" fo:padding-top="0cm" fo:padding-bottom="0cm" fo:border-left="0.5pt solid #000001" fo:border-right="none" fo:border-top="none" fo:border-bottom="none"/>
    </style:style>
    <style:style style:name="Таблица2.D3" style:family="table-cell">
      <style:table-cell-properties fo:padding-left="0.191cm" fo:padding-right="0.191cm" fo:padding-top="0cm" fo:padding-bottom="0cm" fo:border-left="0.5pt solid #000001" fo:border-right="0.5pt solid #000001" fo:border-top="none" fo:border-bottom="none"/>
    </style:style>
    <style:style style:name="Таблица3" style:family="table">
      <style:table-properties style:width="16.972cm" fo:margin-left="0.155cm" fo:margin-top="0cm" fo:margin-bottom="0cm" fo:break-before="page" table:align="left" style:writing-mode="lr-tb"/>
    </style:style>
    <style:style style:name="Таблица3.A" style:family="table-column">
      <style:table-column-properties style:column-width="8.236cm"/>
    </style:style>
    <style:style style:name="Таблица3.B" style:family="table-column">
      <style:table-column-properties style:column-width="0.501cm"/>
    </style:style>
    <style:style style:name="Таблица3.1" style:family="table-row">
      <style:table-row-properties style:min-row-height="0.476cm" fo:keep-together="always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2.272cm" fo:keep-together="auto"/>
    </style:style>
    <style:style style:name="Таблица3.3" style:family="table-row">
      <style:table-row-properties style:min-row-height="0.534cm" fo:keep-together="auto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orphans="2" fo:widows="2">
        <style:tab-stops>
          <style:tab-stop style:position="10.001cm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 fo:orphans="2" fo:widows="2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15%" fo:text-align="justify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officeooo:paragraph-rsid="00150b3b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language="ru" fo:country="RU" fo:font-weight="bold" officeooo:rsid="0011a72c" officeooo:paragraph-rsid="0011a72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language="ru" fo:country="RU" fo:font-weight="normal" officeooo:rsid="0011a72c" officeooo:paragraph-rsid="0011a72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9c0b6" officeooo:paragraph-rsid="0019c0b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center" style:justify-single-word="false" fo:orphans="2" fo:widows="2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0.001cm"/>
        </style:tab-stops>
      </style:paragraph-properties>
    </style:style>
    <style:style style:name="P16" style:family="paragraph" style:parent-style-name="Standard">
      <style:paragraph-properties fo:text-align="justify" style:justify-single-word="false"/>
      <style:text-properties officeooo:paragraph-rsid="0011a72c"/>
    </style:style>
    <style:style style:name="P17" style:family="paragraph" style:parent-style-name="Standard">
      <style:paragraph-properties fo:text-align="justify" style:justify-single-word="false"/>
      <style:text-properties officeooo:paragraph-rsid="00150b3b"/>
    </style:style>
    <style:style style:name="P18" style:family="paragraph" style:parent-style-name="Standard">
      <style:paragraph-properties fo:text-align="justify" style:justify-single-word="false"/>
      <style:text-properties fo:color="#cc0000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line-height="120%" fo:text-align="center" style:justify-single-word="false"/>
    </style:style>
    <style:style style:name="P20" style:family="paragraph" style:parent-style-name="Standard">
      <style:text-properties style:font-name="Times New Roman" fo:font-size="10pt" style:font-name-asian="Times New Roman1" style:font-size-asian="10pt" style:font-name-complex="Times New Roman1" style:font-size-complex="10pt" style:language-complex="ar" style:country-complex="SA" text:display="none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08bc4" officeooo:paragraph-rsid="00108bc4" style:font-weight-asian="bold" style:font-weight-complex="bold"/>
    </style:style>
    <style:style style:name="P22" style:family="paragraph" style:parent-style-name="Standard" style:master-page-name="Standard">
      <style:paragraph-properties fo:margin-left="0cm" fo:margin-right="0cm" fo:text-align="justify" style:justify-single-word="false" fo:orphans="2" fo:widows="2" fo:text-indent="12.252cm" style:auto-text-indent="false" style:page-number="auto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.751cm" style:auto-text-indent="false">
        <style:tab-stops>
          <style:tab-stop style:position="0.762cm"/>
        </style:tab-stops>
      </style:paragraph-properties>
    </style:style>
    <style:style style:name="P24" style:family="paragraph" style:parent-style-name="Standard">
      <style:paragraph-properties fo:margin-left="0cm" fo:margin-right="0cm" fo:line-height="150%" fo:text-align="justify" style:justify-single-word="false" fo:orphans="2" fo:widows="2" fo:text-indent="0.751cm" style:auto-text-indent="false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.751cm" style:auto-text-indent="false">
        <style:tab-stops>
          <style:tab-stop style:position="0.762cm"/>
        </style:tab-stops>
      </style:paragraph-properties>
    </style:style>
    <style:style style:name="P26" style:family="paragraph" style:parent-style-name="Standard">
      <style:paragraph-properties fo:margin-left="0cm" fo:margin-right="0cm" fo:line-height="150%" fo:text-indent="0.751cm" style:auto-text-indent="false"/>
      <style:text-properties style:font-name="Times New Roman" fo:font-size="12pt" style:font-size-asian="12pt" style:font-size-complex="12pt"/>
    </style:style>
    <style:style style:name="P27" style:family="paragraph" style:parent-style-name="Standard">
      <style:paragraph-properties fo:margin-left="0.725cm" fo:margin-right="0cm" fo:line-height="150%" fo:text-align="justify" style:justify-single-word="false" fo:text-indent="0.083cm" style:auto-text-indent="false">
        <style:tab-stops>
          <style:tab-stop style:position="1.476cm"/>
        </style:tab-stops>
      </style:paragraph-properties>
    </style:style>
    <style:style style:name="P28" style:family="paragraph" style:parent-style-name="Standard">
      <style:paragraph-properties fo:margin-left="0cm" fo:margin-right="0cm" fo:line-height="150%" fo:text-indent="0.891cm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left="0cm" fo:margin-right="0cm" fo:line-height="150%" fo:text-indent="0.891cm" style:auto-text-indent="false" fo:break-before="page"/>
    </style:style>
    <style:style style:name="P30" style:family="paragraph" style:parent-style-name="Standard">
      <style:paragraph-properties fo:margin-top="0.423cm" fo:margin-bottom="0cm" style:contextual-spacing="false"/>
    </style:style>
    <style:style style:name="P31" style:family="paragraph" style:parent-style-name="Heading_20_2" style:list-style-name="WWNum1">
      <style:paragraph-properties fo:margin-left="0cm" fo:margin-right="0cm" fo:line-height="150%" fo:text-indent="0.751cm" style:auto-text-indent="false"/>
    </style:style>
    <style:style style:name="P32" style:family="paragraph" style:parent-style-name="Heading_20_1" style:list-style-name="">
      <style:paragraph-properties fo:margin-left="-0.028cm" fo:margin-right="0cm" fo:line-height="150%" fo:text-indent="0.751cm" style:auto-text-indent="false"/>
      <style:text-properties officeooo:paragraph-rsid="000f15e9"/>
    </style:style>
    <style:style style:name="P33" style:family="paragraph" style:parent-style-name="Heading_20_1">
      <style:paragraph-properties fo:margin-left="0.762cm" fo:margin-right="0cm" fo:line-height="150%" fo:text-indent="-0.056cm" style:auto-text-indent="false" fo:break-before="page"/>
      <style:text-properties fo:font-size="12pt" fo:font-weight="bold" officeooo:paragraph-rsid="000f15e9" style:font-size-asian="12pt" style:font-weight-asian="bold" style:font-size-complex="12pt"/>
    </style:style>
    <style:style style:name="P34" style:family="paragraph" style:parent-style-name="Normal1">
      <style:paragraph-properties fo:margin-left="0cm" fo:margin-right="0cm" fo:orphans="2" fo:widows="2" fo:text-indent="12.252cm" style:auto-text-indent="false"/>
    </style:style>
    <style:style style:name="P35" style:family="paragraph" style:parent-style-name="Normal1">
      <style:paragraph-properties fo:margin-left="0cm" fo:margin-right="0cm" fo:text-align="justify" style:justify-single-word="false" fo:orphans="2" fo:widows="2" fo:text-indent="12.252cm" style:auto-text-indent="false"/>
    </style:style>
    <style:style style:name="P36" style:family="paragraph" style:parent-style-name="Normal1">
      <style:paragraph-properties fo:margin-left="0cm" fo:margin-right="0cm" fo:text-align="justify" style:justify-single-word="false" fo:orphans="2" fo:widows="2" fo:text-indent="11.001cm" style:auto-text-indent="false"/>
      <style:text-properties fo:font-size="12pt" style:font-size-asian="12pt" style:font-size-complex="12pt"/>
    </style:style>
    <style:style style:name="P37" style:family="paragraph" style:parent-style-name="Normal1">
      <style:paragraph-properties fo:margin-left="0cm" fo:margin-right="0cm" fo:text-align="justify" style:justify-single-word="false" fo:orphans="2" fo:widows="2" fo:text-indent="11.001cm" style:auto-text-indent="false"/>
    </style:style>
    <style:style style:name="P38" style:family="paragraph" style:parent-style-name="Heading_20_4">
      <style:paragraph-properties fo:line-height="150%" fo:text-align="center" style:justify-single-word="false"/>
    </style:style>
    <style:style style:name="P39" style:family="paragraph" style:parent-style-name="Heading_20_4" style:list-style-name="WWNum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0" style:family="paragraph" style:parent-style-name="Heading_20_4" style:list-style-name="">
      <style:paragraph-properties fo:margin-left="4.701cm" fo:margin-right="0cm" fo:text-indent="-4.701cm" style:auto-text-indent="false"/>
    </style:style>
    <style:style style:name="P41" style:family="paragraph" style:parent-style-name="Основной_20_текст_20_с_20_отступом_20_21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42" style:family="paragraph" style:parent-style-name="Основной_20_текст_20_с_20_отступом_20_21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43" style:family="paragraph" style:parent-style-name="Основной_20_текст_20_с_20_отступом_20_21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16.933cm"/>
        </style:tab-stops>
      </style:paragraph-properties>
    </style:style>
    <style:style style:name="P44" style:family="paragraph" style:parent-style-name="Основной_20_текст_20_с_20_отступом_20_21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6.933cm"/>
        </style:tab-stops>
      </style:paragraph-properties>
    </style:style>
    <style:style style:name="P45" style:family="paragraph" style:parent-style-name="Основной_20_текст_20_с_20_отступом_20_21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</style:style>
    <style:style style:name="P46" style:family="paragraph" style:parent-style-name="Основной_20_текст_20_с_20_отступом_20_21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47" style:family="paragraph" style:parent-style-name="Основной_20_текст_20_с_20_отступом_20_21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16.933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8" style:family="paragraph" style:parent-style-name="Основной_20_текст_20_с_20_отступом_20_21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49" style:family="paragraph" style:parent-style-name="Основной_20_текст_20_с_20_отступом_20_21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6.933cm"/>
        </style:tab-stops>
      </style:paragraph-properties>
      <style:text-properties fo:font-size="12pt" style:font-size-asian="12pt" style:font-size-complex="12pt" style:font-weight-complex="bold"/>
    </style:style>
    <style:style style:name="P50" style:family="paragraph" style:parent-style-name="Основной_20_текст_20_с_20_отступом_20_21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16.933cm"/>
        </style:tab-stops>
      </style:paragraph-properties>
      <style:text-properties fo:font-size="12pt" style:font-size-asian="12pt" style:font-size-complex="12pt" style:font-weight-complex="bold"/>
    </style:style>
    <style:style style:name="P51" style:family="paragraph" style:parent-style-name="Основной_20_текст_20_с_20_отступом_20_21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style:font-size-asian="12pt" style:font-size-complex="12pt"/>
    </style:style>
    <style:style style:name="P52" style:family="paragraph" style:parent-style-name="Основной_20_текст_20_с_20_отступом_20_21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53" style:family="paragraph" style:parent-style-name="Основной_20_текст_20_с_20_отступом_20_21">
      <style:paragraph-properties fo:margin-left="0cm" fo:margin-right="0cm" fo:margin-top="0cm" fo:margin-bottom="0cm" style:contextual-spacing="false" fo:line-height="100%" fo:text-indent="0cm" style:auto-text-indent="false"/>
      <style:text-properties fo:font-size="13pt" style:font-size-asian="13pt" style:font-size-complex="13pt"/>
    </style:style>
    <style:style style:name="P54" style:family="paragraph" style:parent-style-name="Основной_20_текст_20_с_20_отступом_20_21">
      <style:paragraph-properties fo:margin-left="0cm" fo:margin-right="0cm" fo:margin-top="0cm" fo:margin-bottom="0cm" style:contextual-spacing="false" fo:line-height="100%" fo:text-indent="0.06cm" style:auto-text-indent="false">
        <style:tab-stops>
          <style:tab-stop style:position="16.933cm"/>
        </style:tab-stops>
      </style:paragraph-properties>
    </style:style>
    <style:style style:name="P55" style:family="paragraph" style:parent-style-name="Основной_20_текст_20_с_20_отступом_20_21">
      <style:paragraph-properties fo:margin-left="0.058cm" fo:margin-right="0cm" fo:margin-top="0cm" fo:margin-bottom="0cm" style:contextual-spacing="false" fo:line-height="100%" fo:text-indent="0cm" style:auto-text-indent="false">
        <style:tab-stops>
          <style:tab-stop style:position="16.992cm"/>
        </style:tab-stops>
      </style:paragraph-properties>
    </style:style>
    <style:style style:name="P56" style:family="paragraph" style:parent-style-name="Основной_20_текст_20_с_20_отступом_20_21">
      <style:paragraph-properties fo:margin-left="0cm" fo:margin-right="0cm" fo:margin-top="0cm" fo:margin-bottom="0cm" style:contextual-spacing="false" fo:line-height="100%" fo:text-indent="0.058cm" style:auto-text-indent="false">
        <style:tab-stops>
          <style:tab-stop style:position="16.933cm"/>
        </style:tab-stops>
      </style:paragraph-properties>
    </style:style>
    <style:style style:name="P57" style:family="paragraph" style:parent-style-name="Основной_20_текст_20_с_20_отступом_20_21">
      <style:paragraph-properties fo:margin-left="0cm" fo:margin-right="0cm" fo:margin-top="0cm" fo:margin-bottom="0cm" style:contextual-spacing="false" fo:line-height="100%" fo:text-indent="0.81cm" style:auto-text-indent="false">
        <style:tab-stops>
          <style:tab-stop style:position="16.933cm"/>
        </style:tab-stops>
      </style:paragraph-properties>
    </style:style>
    <style:style style:name="P58" style:family="paragraph" style:parent-style-name="Основной_20_текст_20_с_20_отступом_20_21">
      <style:paragraph-properties fo:margin-left="0cm" fo:margin-right="0cm" fo:margin-top="0cm" fo:margin-bottom="0cm" style:contextual-spacing="false" fo:line-height="100%" fo:text-align="justify" style:justify-single-word="false" fo:text-indent="-0.046cm" style:auto-text-indent="false"/>
    </style:style>
    <style:style style:name="P59" style:family="paragraph" style:parent-style-name="Основной_20_текст_20_с_20_отступом_20_21">
      <style:paragraph-properties fo:margin-left="0cm" fo:margin-right="0cm" fo:margin-top="0cm" fo:margin-bottom="0cm" style:contextual-spacing="false" fo:line-height="100%" fo:text-indent="4.297cm" style:auto-text-indent="false"/>
      <style:text-properties fo:font-size="12pt" style:font-size-asian="12pt" style:font-size-complex="12pt"/>
    </style:style>
    <style:style style:name="P60" style:family="paragraph" style:parent-style-name="Основной_20_текст_20_с_20_отступом_20_21">
      <style:paragraph-properties fo:margin-left="0cm" fo:margin-right="0cm" fo:margin-top="0cm" fo:margin-bottom="0cm" style:contextual-spacing="false" fo:line-height="100%" fo:text-align="justify" style:justify-single-word="false" fo:text-indent="4.56cm" style:auto-text-indent="false"/>
      <style:text-properties fo:font-size="12pt" style:font-size-asian="12pt" style:font-size-complex="12pt"/>
    </style:style>
    <style:style style:name="P61" style:family="paragraph" style:parent-style-name="Основной_20_текст_20_с_20_отступом_20_21">
      <style:paragraph-properties fo:margin-left="0cm" fo:margin-right="0cm" fo:margin-top="0cm" fo:margin-bottom="0cm" style:contextual-spacing="false" fo:line-height="100%" fo:text-align="justify" style:justify-single-word="false" fo:text-indent="5.059cm" style:auto-text-indent="false"/>
    </style:style>
    <style:style style:name="P62" style:family="paragraph" style:parent-style-name="List_20_Paragraph" style:list-style-name="WWNum3">
      <style:paragraph-properties fo:text-align="justify" style:justify-single-word="false"/>
    </style:style>
    <style:style style:name="P63" style:family="paragraph" style:parent-style-name="List_20_Paragraph" style:list-style-name="WWNum2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64" style:family="paragraph" style:parent-style-name="List_20_Paragraph" style:list-style-name="WWNum2">
      <style:text-properties style:font-name="Times New Roman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 style:font-style-complex="italic" style:font-weight-complex="bold"/>
    </style:style>
    <style:style style:name="T5" style:family="text">
      <style:text-properties fo:font-size="12pt" officeooo:rsid="000f15e9" style:font-size-asian="12pt" style:font-size-complex="12pt"/>
    </style:style>
    <style:style style:name="T6" style:family="text">
      <style:text-properties fo:font-size="12pt" officeooo:rsid="0010380e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font-size="12pt" fo:language="en" fo:country="US" style:font-size-asian="12pt" style:font-size-complex="12pt" style:font-weight-complex="bold"/>
    </style:style>
    <style:style style:name="T11" style:family="text">
      <style:text-properties fo:font-size="12pt" fo:language="en" fo:country="US" officeooo:rsid="000f15e9" style:font-size-asian="12pt" style:font-size-complex="12pt"/>
    </style:style>
    <style:style style:name="T12" style:family="text">
      <style:text-properties fo:font-size="12pt" fo:language="en" fo:country="US" style:font-name-asian="Times New Roman1" style:font-size-asian="12pt" style:font-size-complex="12pt" style:font-weight-complex="bold"/>
    </style:style>
    <style:style style:name="T1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font-size="12pt" style:font-name-asian="Times New Roman1" style:font-size-asian="12pt" style:font-size-complex="12pt" style:font-weight-complex="bold"/>
    </style:style>
    <style:style style:name="T15" style:family="text">
      <style:text-properties fo:font-size="12pt" officeooo:rsid="001fb9f1" style:font-name-asian="Times New Roman1" style:font-size-asian="12pt" style:font-size-complex="12pt" style:font-weight-complex="bold"/>
    </style:style>
    <style:style style:name="T16" style:family="text">
      <style:text-properties fo:font-size="12pt" fo:language="ru" fo:country="RU" officeooo:rsid="000f15e9" style:font-size-asian="12pt" style:font-size-complex="12pt"/>
    </style:style>
    <style:style style:name="T17" style:family="text">
      <style:text-properties fo:font-size="12pt" fo:language="ru" fo:country="RU" officeooo:rsid="0010380e" style:font-size-asian="12pt" style:font-size-complex="12pt"/>
    </style:style>
    <style:style style:name="T18" style:family="text">
      <style:text-properties fo:font-size="11pt" style:font-size-asian="11pt" style:font-size-complex="11pt" style:font-weight-complex="bold"/>
    </style:style>
    <style:style style:name="T19" style:family="text">
      <style:text-properties fo:text-transform="uppercase" fo:font-size="12pt" fo:font-weight="bold" style:font-size-asian="12pt" style:font-weight-asian="bold" style:font-size-complex="12pt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size-complex="12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style:font-name-asian="Times New Roman1" style:font-weight-complex="bold"/>
    </style:style>
    <style:style style:name="T24" style:family="text">
      <style:text-properties fo:language="en" fo:country="US" style:font-weight-complex="bold"/>
    </style:style>
    <style:style style:name="T25" style:family="text">
      <style:text-properties fo:color="#000000"/>
    </style:style>
    <style:style style:name="T26" style:family="text">
      <style:text-properties fo:color="#000000" fo:font-size="12pt" style:font-size-asian="12pt" style:font-size-complex="12pt"/>
    </style:style>
    <style:style style:name="T27" style:family="text">
      <style:text-properties fo:color="#000000" fo:font-size="12pt" fo:language="en" fo:country="US" style:font-size-asian="12pt" style:font-size-complex="12pt"/>
    </style:style>
    <style:style style:name="T28" style:family="text">
      <style:text-properties fo:color="#000000" fo:font-size="12pt" fo:language="en" fo:country="US" officeooo:rsid="001180b3" style:font-size-asian="12pt" style:font-size-complex="12pt"/>
    </style:style>
    <style:style style:name="T29" style:family="text">
      <style:text-properties fo:color="#000000" fo:font-size="12pt" fo:language="ru" fo:country="RU" officeooo:rsid="0011a72c" style:font-size-asian="12pt" style:font-size-complex="12pt"/>
    </style:style>
    <style:style style:name="T30" style:family="text">
      <style:text-properties fo:color="#000000" fo:font-size="12pt" fo:language="ru" fo:country="RU" officeooo:rsid="0016f7bd" style:font-size-asian="12pt" style:font-size-complex="12pt"/>
    </style:style>
    <style:style style:name="T31" style:family="text">
      <style:text-properties fo:color="#000000" fo:font-size="12pt" fo:language="ru" fo:country="RU" officeooo:rsid="0019b121" style:font-size-asian="12pt" style:font-size-complex="12pt"/>
    </style:style>
    <style:style style:name="T32" style:family="text">
      <style:text-properties fo:color="#000000" fo:language="en" fo:country="US" officeooo:rsid="001180b3"/>
    </style:style>
    <style:style style:name="T33" style:family="text">
      <style:text-properties fo:color="#000000" fo:language="en" fo:country="US" officeooo:rsid="0017e813"/>
    </style:style>
    <style:style style:name="T34" style:family="text">
      <style:text-properties fo:color="#000000" officeooo:rsid="0017e813"/>
    </style:style>
    <style:style style:name="T35" style:family="text">
      <style:text-properties style:font-name-asian="Times New Roman1" style:font-weight-complex="bold"/>
    </style:style>
    <style:style style:name="T36" style:family="text">
      <style:text-properties style:font-name="Times New Roman" fo:font-size="12pt" fo:language="ru" fo:country="RU" fo:font-weight="normal" style:font-size-asian="12pt" style:font-weight-asian="normal" style:font-name-complex="Times New Roman1" style:font-size-complex="12pt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style:font-weight-complex="bold"/>
    </style:style>
    <style:style style:name="T39" style:family="text">
      <style:text-properties officeooo:rsid="002031b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Приложение № 1</text:span></text:p>
      <text:p text:style-name="P34"><text:span text:style-name="T1">к договору № _________</text:span></text:p>
      <text:p text:style-name="P35"><text:span text:style-name="T1">от 20 апреля 2015г.</text:span></text:p>
      <text:p text:style-name="P36"/>
      <text:p text:style-name="P3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3"><text:span text:style-name="T8">СОГЛАСОВАНО</text:span></text:p>
          </table:table-cell>
          <table:table-cell table:style-name="Таблица1.A1" office:value-type="string">
            <text:p text:style-name="P43"><text:span text:style-name="T8">УТВЕРЖДАЮ</text:span></text:p>
          </table:table-cell>
        </table:table-row>
        <table:table-row table:style-name="Таблица1.1">
          <table:table-cell table:style-name="Таблица1.A1" office:value-type="string">
            <text:p text:style-name="P47"/>
          </table:table-cell>
          <table:table-cell table:style-name="Таблица1.A1" office:value-type="string">
            <text:p text:style-name="P47"/>
          </table:table-cell>
        </table:table-row>
        <table:table-row table:style-name="Таблица1.1">
          <table:table-cell table:style-name="Таблица1.A1" office:value-type="string">
            <text:p text:style-name="P54"><text:span text:style-name="T1">Проректор по научной работе ФГАОУ ВО «СПбГПУ</text:span></text:p>
          </table:table-cell>
          <table:table-cell table:style-name="Таблица1.A1" office:value-type="string">
            <text:p text:style-name="P44"><text:span text:style-name="T2">Директор ООО «СТЦ»</text:span></text:p>
          </table:table-cell>
        </table:table-row>
        <table:table-row table:style-name="Таблица1.1"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</table:table-row>
        <table:table-row table:style-name="Таблица1.1"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50"/>
          </table:table-cell>
        </table:table-row>
        <table:table-row table:style-name="Таблица1.1">
          <table:table-cell table:style-name="Таблица1.A1" office:value-type="string">
            <text:p text:style-name="P54"><text:span text:style-name="T2">__________________ </text:span><text:span text:style-name="T1">Д.Ю. Райчук</text:span></text:p>
          </table:table-cell>
          <table:table-cell table:style-name="Таблица1.A1" office:value-type="string">
            <text:p text:style-name="P55"><text:span text:style-name="T2">__________________ А.Г. Митянин</text:span></text:p>
          </table:table-cell>
        </table:table-row>
        <table:table-row table:style-name="Таблица1.1">
          <table:table-cell table:style-name="Таблица1.A1" office:value-type="string">
            <text:p text:style-name="P54"><text:span text:style-name="T1">«______»______________2015г.</text:span></text:p>
          </table:table-cell>
          <table:table-cell table:style-name="Таблица1.A1" office:value-type="string">
            <text:p text:style-name="P56"><text:span text:style-name="T1">«______»______________2015г.</text:span></text:p>
          </table:table-cell>
        </table:table-row>
        <table:table-row table:style-name="Таблица1.1">
          <table:table-cell table:style-name="Таблица1.A1" office:value-type="string">
            <text:p text:style-name="P57"><text:span text:style-name="T18">М.П.</text:span></text:p>
          </table:table-cell>
          <table:table-cell table:style-name="Таблица1.A1" office:value-type="string">
            <text:p text:style-name="P57"><text:span text:style-name="T18">М.П.</text:span></text:p>
          </table:table-cell>
        </table:table-row>
      </table:table>
      <text:p text:style-name="P37"/>
      <text:p text:style-name="P36"/>
      <text:p text:style-name="P36"/>
      <text:p text:style-name="P36"/>
      <text:p text:style-name="P36"/>
      <text:p text:style-name="P36"/>
      <text:p text:style-name="P36"/>
      <text:p text:style-name="P2"/>
      <text:p text:style-name="P5"/>
      <text:p text:style-name="P6"/>
      <text:p text:style-name="P13"><text:span text:style-name="T7">ТЕХНИЧЕСКОЕ ЗАДАНИЕ</text:span></text:p>
      <text:p text:style-name="P13"><text:span text:style-name="T19">на научно - исследовательскую работу</text:span></text:p>
      <text:p text:style-name="P13"><text:span text:style-name="T7">«Реализация алгоритмов цифровой обработки сигналов в канале связи»</text:span></text:p>
      <text:p text:style-name="P7"/>
      <text:h text:style-name="P33" text:outline-level="1">1. Наименование работы</text:h>
      <text:h text:style-name="P32" text:outline-level="1"><text:span text:style-name="T1">Клиент — серверное приложение, реализующее алгоритмы обработки сигнала в канале связи по протокол</text:span><text:span text:style-name="T5">ам </text:span><text:span text:style-name="T11">Dect </text:span><text:span text:style-name="T16">и АИС.</text:span></text:h>
      <text:h text:style-name="P40" text:outline-level="1"><text:span text:style-name="T20"><text:s text:c="6"/>2. Цель выполнения работы</text:span></text:h>
      <text:p text:style-name="P23"><text:span text:style-name="T1">Реализация алгоритмов цифровой обработки сигналов в канале связи по протокол</text:span><text:span text:style-name="T6">ам</text:span><text:span text:style-name="T1"> </text:span><text:span text:style-name="T9">DECT </text:span><text:span text:style-name="T17">и АИС. </text:span></text:p>
      <text:p text:style-name="P23"><text:span text:style-name="T17"/></text:p>
      <text:p text:style-name="P27"><text:span text:style-name="T7">3. Основные требования</text:span></text:p>
      <text:p text:style-name="Standard"><text:span text:style-name="T1">Приложение должно состоять из серверного и клиентского модулей.</text:span></text:p>
      <text:p text:style-name="Standard"><text:span text:style-name="T1">Серверный модуль должен состоять из сетевой и сигнальной частей.</text:span></text:p>
      <text:p text:style-name="P1"/>
      <text:p text:style-name="Standard"><text:span text:style-name="T8">Серверный модуль приложения.</text:span></text:p>
      <text:p text:style-name="P14"><text:span text:style-name="T13">В сетевой части</text:span><text:span text:style-name="T1"> должен быть предусмотрен выбор протокола Tcp или Udp и порта на основе анализа конфигурационного xml — файла. </text:span></text:p>
      <text:p text:style-name="P14"><text:span text:style-name="T13">Сигнальная часть должна:</text:span></text:p>
      <text:p text:style-name="P18"/>
      <text:p text:style-name="P14"><text:span text:style-name="T26">1. Сигнал берется из записей, предоставляемых заказчиком.</text:span></text:p>
      <text:p text:style-name="P14"/>
      <text:p text:style-name="P21"><text:span text:style-name="T26">По записям стандарта </text:span><text:span text:style-name="T27">Dect:</text:span></text:p>
      <text:p text:style-name="P14"><text:span text:style-name="T28">1</text:span><text:span text:style-name="T26">. Осуществляется следующая обработка сигнала:</text:span></text:p>
      <text:p text:style-name="P14"><text:span text:style-name="T26"><text:tab/>- расчет спектра полученного сигнала, с фильтром 10 КГц;</text:span></text:p>
      <text:p text:style-name="P14"><text:span text:style-name="T26"><text:tab/>- поиск пакета стандарта </text:span><text:span text:style-name="T27">DECT</text:span><text:span text:style-name="T26">;</text:span></text:p>
      <text:p text:style-name="P14"><text:span text:style-name="T26"><text:tab/>- демодуляция пакета, с использованием демодулятора Витерби;</text:span></text:p>
      <text:p text:style-name="P14"><text:span text:style-name="T26"><text:tab/>- проверка принятых данных (</text:span><text:span text:style-name="T27">crc</text:span><text:span text:style-name="T26">);</text:span></text:p>
      <text:p text:style-name="P14"><text:span text:style-name="T26"><text:tab/>- получение из полученного сообщения параметров </text:span><text:span text:style-name="T27">RFPI</text:span><text:span text:style-name="T26">, </text:span><text:span text:style-name="T27">NETID</text:span><text:span text:style-name="T26">;</text:span></text:p>
      <text:p text:style-name="P14"><text:span text:style-name="T28">2</text:span><text:span text:style-name="T26">. Если в данной отрезке сигнала не нашлось пакетов стандарта </text:span><text:span text:style-name="T27">DECT</text:span><text:span text:style-name="T26"> <text:s/>то клиентскому модулю приложения отправляется только спектр сигнала ( шумовой ), если сигнал нашелся, необходимо отправить: спектр сигнала, параметры </text:span><text:span text:style-name="T27">RFPI</text:span><text:span text:style-name="T26">, </text:span><text:span text:style-name="T27">NETID</text:span><text:span text:style-name="T26">, рассчитанный уровень сигнала в дБ\мкВ, поправочный коэффициент пересчета должен задаваться в настройках приложения.</text:span></text:p>
      <text:p text:style-name="P14"/>
      <text:p text:style-name="P10">По записям стандарта АИС:</text:p>
      <text:p text:style-name="P11"><text:span text:style-name="T32">1</text:span><text:span text:style-name="T25">. Осуществляется следующая обработка сигнала:</text:span></text:p>
      <text:p text:style-name="P16"><text:span text:style-name="T26"><text:tab/>- расчет спектра полученного сигнала, с фильтром 10 КГц;</text:span></text:p>
      <text:p text:style-name="P16"><text:span text:style-name="T26"><text:tab/>- поиск пакета стандарта </text:span><text:span text:style-name="T29">АИС;</text:span></text:p>
      <text:p text:style-name="P16"><text:span text:style-name="T26"><text:tab/>- демодуляция пакета;</text:span></text:p>
      <text:p text:style-name="P16"><text:span text:style-name="T26"><text:tab/>- проверка принятых данных (</text:span><text:span text:style-name="T27">crc</text:span><text:span text:style-name="T26">);</text:span></text:p>
      <text:p text:style-name="P11"><text:span text:style-name="T25"><text:tab/>- </text:span><text:span text:style-name="T34">парсер сообщений, получение отчетов о местонахождении. Получение параметров <text:tab/> <text:s text:c="2"/></text:span><text:span text:style-name="T33">ID </text:span><text:span text:style-name="T34">пользователя, широта, долгота, угловая скорость, направление движения.</text:span></text:p>
      <text:p text:style-name="P11"><text:span text:style-name="T34"/></text:p>
      <text:p text:style-name="P17"><text:span text:style-name="T28">2</text:span><text:span text:style-name="T26">. Если в данной отрезке сигнала не нашлось пакетов стандарта </text:span><text:span text:style-name="T30">АИС</text:span><text:span text:style-name="T26"> <text:s/>то клиентскому модулю приложения отправляется только спектр сигнала ( шумовой ), если сигнал нашелся, необходимо отправить: спектр сигнала, параметры </text:span><text:span text:style-name="T31">сигнала</text:span><text:span text:style-name="T26">, рассчитанный уровень сигнала в дБ\мкВ, поправочный коэффициент пересчета должен задаваться в настройках приложения.</text:span></text:p>
      <text:p text:style-name="P9"/>
      <text:p text:style-name="P12">В обоих режимах необходимо оценить время затрачиваемое на обработку сигналов. Алгоритмы должны успевать обрабатывать сигнал в реальном времени.</text:p>
      <text:p text:style-name="P12"/>
      <text:p text:style-name="P8"/>
      <text:p text:style-name="P8"/>
      <text:p text:style-name="P14"><text:soft-page-break/><text:span text:style-name="T8">Клиентский модуль приложения.</text:span></text:p>
      <text:p text:style-name="P14"><text:span text:style-name="T1">Предназначен для настройки параметров сетевого модуля и отображения результатов.</text:span></text:p>
      <text:p text:style-name="P14"><text:span text:style-name="T1">Настраиваемые параметры</text:span></text:p>
      <text:p text:style-name="P14"><text:span text:style-name="T1">Отображаемые параметры:</text:span></text:p>
      <text:p text:style-name="P3"/>
      <text:p text:style-name="Standard"><text:span text:style-name="T1">В клиентском и серверном модулях необходимо использовать следующие программные возможности языка C++:</text:span></text:p>
      <text:p text:style-name="Standard"><text:span text:style-name="T1">Инкапсуляция, наследование, полиморфизм.</text:span></text:p>
      <text:p text:style-name="Standard"><text:span text:style-name="T1">Библиотеку шаблонов и алгоритмы STL с обоснованием выбора того или иного шаблона и алгоритма.</text:span></text:p>
      <text:p text:style-name="P1"/>
      <text:p text:style-name="Standard"><text:span text:style-name="T1">Клиентский модуль необходимо выполнить в среде Qt или RAD, функциональная и визуальная части должны быть разнесены по модулям. </text:span><text:span text:style-name="T14">Разработка и реализация механизма взаимодействия клиент-сервер должна быть выполнена с использованием современных методов сериализации (JASON, </text:span><text:span text:style-name="T12">Protobuf</text:span><text:span text:style-name="T14"> </text:span><text:span text:style-name="T12">etc</text:span><text:span text:style-name="T14">.), </text:span><text:span text:style-name="T15">по выбору исполнителя.</text:span></text:p>
      <text:p text:style-name="P1"/>
      <text:list xml:id="list3665234555606812841" text:style-name="WWNum1">
        <text:list-item>
          <text:h text:style-name="P39" text:outline-level="1">4 Содержание работ</text:h>
        </text:list-item>
      </text:list>
      <text:list xml:id="list979823881780756561" text:style-name="WWNum2">
        <text:list-item>
          <text:list>
            <text:list-item>
              <text:p text:style-name="P63">Определение состава окружения разработки и тестирования. Развертывание необходимых средств разработки. Создание тестового проекта в среде разработки.</text:p>
            </text:list-item>
            <text:list-item>
              <text:p text:style-name="P63">Подготовка и анализ технической документации по методам цифровой обработки сигналов в канале связи по протоколу <text:span text:style-name="T22">DECT</text:span>, по техникам программирования под целевую платформу.</text:p>
            </text:list-item>
            <text:list-item>
              <text:p text:style-name="P63"><text:span text:style-name="T38">Моделирование алгоритмов цифровой обработки сигналов в пакете </text:span><text:span text:style-name="T24">MatLab</text:span><text:span text:style-name="T38">.</text:span></text:p>
            </text:list-item>
            <text:list-item>
              <text:p text:style-name="P63"><text:span text:style-name="T38">Разработка, отладка, </text:span><text:span text:style-name="T39">оценка быстродействия</text:span><text:span text:style-name="T38"> <text:s/>и оптимизация кода.</text:span></text:p>
            </text:list-item>
            <text:list-item>
              <text:p text:style-name="P64"><text:span text:style-name="T38">Тестирование.</text:span></text:p>
            </text:list-item>
          </text:list>
        </text:list-item>
      </text:list>
      <text:p text:style-name="P26"/>
      <text:p text:style-name="P28"/>
      <text:p text:style-name="P29"><text:span text:style-name="T7">5 Этапы выполнения НИР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Standard"><text:span text:style-name="T1">№</text:span></text:p>
            <text:p text:style-name="Standard"><text:span text:style-name="T1">п/п</text:span></text:p>
          </table:table-cell>
          <table:table-cell table:style-name="Таблица2.A1" office:value-type="string">
            <text:p text:style-name="P19"><text:span text:style-name="T1">Наименование и краткое содержание этапов</text:span></text:p>
          </table:table-cell>
          <table:table-cell table:style-name="Таблица2.A1" office:value-type="string">
            <text:p text:style-name="P19"><text:span text:style-name="T1">Сроки</text:span></text:p>
            <text:p text:style-name="P19"><text:span text:style-name="T1">выполнения</text:span></text:p>
          </table:table-cell>
          <table:table-cell table:style-name="Таблица2.D1" office:value-type="string">
            <text:p text:style-name="P19"><text:span text:style-name="T1">Чем заканчивается работа</text:span></text:p>
          </table:table-cell>
        </table:table-row>
        <table:table-row table:style-name="Таблица2.1">
          <table:table-cell table:style-name="Таблица2.A1" office:value-type="string">
            <text:p text:style-name="Standard"><text:span text:style-name="T1">1</text:span></text:p>
          </table:table-cell>
          <table:table-cell table:style-name="Таблица2.A1" office:value-type="string">
            <text:list xml:id="list6657229129385712692" text:style-name="WWNum3">
              <text:list-item>
                <text:list>
                  <text:list-item>
                    <text:p text:style-name="P62"><text:span text:style-name="T1">Определение состава окружения разработки и тестирования. Развертывание необходимых средств разработки. Создание тестового проекта в среде разработки.</text:span></text:p>
                  </text:list-item>
                  <text:list-item>
                    <text:p text:style-name="P62"><text:span text:style-name="T1">Подготовка и анализ технической документации по методам цифровой обработки, по техникам программирования под целевую платформу.</text:span></text:p>
                  </text:list-item>
                  <text:list-item>
                    <text:p text:style-name="P62"><text:span text:style-name="T2">Моделирование алгоритмов цифровой обработки в пакете </text:span><text:span text:style-name="T10">MatLab</text:span><text:span text:style-name="T2">.</text:span></text:p>
                  </text:list-item>
                </text:list>
              </text:list-item>
            </text:list>
          </table:table-cell>
          <table:table-cell table:style-name="Таблица2.A1" office:value-type="string">
            <text:p text:style-name="P14"><text:span text:style-name="T9">20.04.2015</text:span><text:span text:style-name="T1"> </text:span><text:span text:style-name="T9">-</text:span></text:p>
            <text:p text:style-name="P14"><text:span text:style-name="T9">20.10.2015</text:span></text:p>
          </table:table-cell>
          <table:table-cell table:style-name="Таблица2.D1" office:value-type="string">
            <text:p text:style-name="Standard"><text:span text:style-name="T1">Исходные коды модели.</text:span></text:p>
            <text:p text:style-name="Standard"><text:span text:style-name="T1">Тестовый план и результаты тестирования.</text:span></text:p>
            <text:p text:style-name="Standard"><text:span text:style-name="T1">Отчет по проделанным этапам НИР.</text:span></text:p>
          </table:table-cell>
        </table:table-row>
        <table:table-row table:style-name="Таблица2.1">
          <table:table-cell table:style-name="Таблица2.A3" office:value-type="string">
            <text:p text:style-name="P1"/>
          </table:table-cell>
          <table:table-cell table:style-name="Таблица2.A3" office:value-type="string">
            <text:list xml:id="list121027252162015" text:continue-numbering="true" text:style-name="WWNum3">
              <text:list-item>
                <text:list>
                  <text:list-item>
                    <text:p text:style-name="P62"><text:span text:style-name="T14"><text:s/></text:span><text:span text:style-name="T2">Разработка, отладка <text:s/>и оптимизация кода сетевой и сигнальной части серверного модуля</text:span></text:p>
                  </text:list-item>
                  <text:list-item>
                    <text:p text:style-name="P62"><text:span text:style-name="T2">Разработка, отладка и оптимизация кода клиентского модуля</text:span></text:p>
                  </text:list-item>
                  <text:list-item>
                    <text:p text:style-name="P62"><text:span text:style-name="T2">Тестирование</text:span></text:p>
                  </text:list-item>
                </text:list>
              </text:list-item>
            </text:list>
          </table:table-cell>
          <table:table-cell table:style-name="Таблица2.A3" office:value-type="string">
            <text:p text:style-name="P14"><text:span text:style-name="T9">20.10.2015 - <text:s text:c="2"/></text:span><text:span text:style-name="T1"><text:s/></text:span><text:span text:style-name="T9">20.04.2015</text:span></text:p>
          </table:table-cell>
          <table:table-cell table:style-name="Таблица2.D3" office:value-type="string">
            <text:p text:style-name="Standard"><text:span text:style-name="T1">Исходные коды.</text:span></text:p>
            <text:p text:style-name="Standard"><text:span text:style-name="T1">Тестовый план и результаты тестирования.</text:span></text:p>
            <text:p text:style-name="Standard"><text:span text:style-name="T1">Отчет по НИР.</text:span></text:p>
          </table:table-cell>
        </table:table-row>
      </table:table>
      <text:p text:style-name="P30"/>
      <text:list xml:id="list5848014406750967101" text:style-name="WWNum5">
        <text:list-item>
          <text:h text:style-name="P38" text:outline-level="1"><text:span text:style-name="T21">6 Порядок выполнения, сдачи и приёмки этапов работы</text:span></text:h>
        </text:list-item>
      </text:list>
      <text:p text:style-name="P24"><text:span text:style-name="T1">6.1. </text:span><text:span text:style-name="T4">Настоящее ТЗ может уточняться и дополняться по согласованию Сторон. </text:span><text:span text:style-name="T1">Все изменения и дополнения к ТЗ оформляются в письменной форме, подписываются Сторонами и являются неотъемлемой частью Договора.</text:span></text:p>
      <text:list xml:id="list121027254162485" text:continue-list="list3665234555606812841" text:style-name="WWNum1">
        <text:list-item>
          <text:list>
            <text:list-item>
              <text:h text:style-name="P31" text:outline-level="2"><text:span text:style-name="T36">6.2. Сдача и приемка выполненных этапов работ осуществляется в порядке, установленном Заказчиком. По результатам сдачи и приемки оформляются Акты сдачи-приемки выполненных этапов работ и работы в целом.</text:span></text:h>
            </text:list-item>
          </text:list>
        </text:list-item>
      </text:list>
      <text:p text:style-name="P4"/>
      <text:p text:style-name="P2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row table:style-name="Таблица3.1">
          <table:table-cell table:style-name="Таблица3.A1" office:value-type="string">
            <text:p text:style-name="P42"><text:span text:style-name="T1">От Исполнителя</text:span></text:p>
          </table:table-cell>
          <table:table-cell table:style-name="Таблица3.A1" office:value-type="string">
            <text:p text:style-name="P53"/>
          </table:table-cell>
          <table:table-cell table:style-name="Таблица3.A1" office:value-type="string">
            <text:p text:style-name="P42"><text:span text:style-name="T37">От Заказчика</text:span></text:p>
          </table:table-cell>
        </table:table-row>
        <table:table-row table:style-name="Таблица3.2">
          <table:table-cell table:style-name="Таблица3.A1" office:value-type="string">
            <text:p text:style-name="P58"><text:span text:style-name="T1">Доцент кафедры КСПТ ИИТУ ФГАОУ ВО «СПбГПУ», к.т.н.</text:span></text:p>
            <text:p text:style-name="P52"/>
            <text:p text:style-name="P51"/>
            <text:p text:style-name="P45"><text:span text:style-name="T1">Н.В. Богач</text:span></text:p>
            <text:p text:style-name="P59"/>
          </table:table-cell>
          <table:table-cell table:style-name="Таблица3.A1" office:value-type="string">
            <text:p text:style-name="P53"/>
          </table:table-cell>
          <table:table-cell table:style-name="Таблица3.A1" office:value-type="string">
            <text:p text:style-name="P46"><text:span text:style-name="T1">Заместитель директора по инновационным технологиям ООО «СТЦ», главный конструктор, к.т.н.</text:span></text:p>
            <text:p text:style-name="P60"/>
            <text:p text:style-name="P60"/>
            <text:p text:style-name="P61"><text:span text:style-name="T1">О.В. Царик</text:span></text:p>
          </table:table-cell>
        </table:table-row>
        <table:table-row table:style-name="Таблица3.3">
          <table:table-cell table:style-name="Таблица3.A1" office:value-type="string">
            <text:p text:style-name="P41"><text:span text:style-name="T37">«______»______________2015г.</text:span></text:p>
          </table:table-cell>
          <table:table-cell table:style-name="Таблица3.A1" office:value-type="string">
            <text:p text:style-name="P53"/>
          </table:table-cell>
          <table:table-cell table:style-name="Таблица3.A1" office:value-type="string">
            <text:p text:style-name="P41"><text:span text:style-name="T37">«______»______________2015г.</text:span></text:p>
          </table:table-cell>
        </table:table-row>
        <table:table-row table:style-name="Таблица3.3">
          <table:table-cell table:style-name="Таблица3.A1" office:value-type="string">
            <text:p text:style-name="P48"/>
          </table:table-cell>
          <table:table-cell table:style-name="Таблица3.A1" office:value-type="string">
            <text:p text:style-name="P51"/>
          </table:table-cell>
          <table:table-cell table:style-name="Таблица3.A1" office:value-type="string">
            <text:p text:style-name="P51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, 'Arial Unicode MS'" svg:font-family="'OpenSymbol, 'Arial Unicode MS''" style:font-charset="x-symbol"/>
    <style:font-face style:name="Mangal1" svg:font-family="Mangal"/>
    <style:font-face style:name="CG Times (W1)" svg:font-family="'CG Times (W1)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G Times (W1)1" svg:font-family="'CG Times (W1)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vertical-align="baseline" style:writing-mode="page"/>
      <style:text-properties style:use-window-font-color="true" style:font-name="Liberation Serif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 fo:text-align="justify" style:justify-single-word="false" fo:orphans="2" fo:widows="2"/>
      <style:text-properties fo:font-size="12pt" style:font-size-asian="12pt" style:font-size-complex="12pt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orphans="2" fo:widows="2" fo:keep-with-next="always">
        <style:tab-stops>
          <style:tab-stop style:position="11.001cm"/>
        </style:tab-stops>
      </style:paragraph-properties>
      <style:text-properties fo:font-size="14pt" style:font-size-asian="14pt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CG Times (W1)" fo:font-family="'CG Times (W1)'" style:font-family-generic="roman" style:font-pitch="variable" fo:font-size="14pt" fo:language="en" fo:country="US" fo:font-weight="bold" style:font-size-asian="14pt" style:font-weight-asian="bold" style:font-name-complex="CG Times (W1)1" style:font-family-complex="'CG Times (W1)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orphans="2" fo:widows="2" fo:keep-with-next="always">
        <style:tab-stops>
          <style:tab-stop style:position="1.199cm"/>
        </style:tab-stops>
      </style:paragraph-properties>
      <style:text-properties fo:font-size="12pt" style:font-size-asian="12pt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1" style:list-style-name="WWNum5" style:class="text">
      <style:paragraph-properties fo:margin-left="4.701cm" fo:margin-right="0cm" fo:margin-top="0.423cm" fo:margin-bottom="0.106cm" style:contextual-spacing="false" fo:orphans="2" fo:widows="2" fo:text-indent="-4.701cm" style:auto-text-indent="false" fo:keep-with-next="always">
        <style:tab-stops>
          <style:tab-stop style:position="5.9cm"/>
        </style:tab-stops>
      </style:paragraph-properties>
      <style:text-properties fo:font-size="12pt" style:font-size-asian="12pt" style:font-size-complex="14pt" style:font-weight-complex="bold"/>
    </style:style>
    <style:style style:name="Название2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Название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Основной_20_текст_20_21" style:display-name="Основной текст 21" style:family="paragraph" style:parent-style-name="Standard" style:default-outline-level="">
      <style:paragraph-properties fo:text-align="center" style:justify-single-word="false"/>
      <style:text-properties fo:font-size="12pt" style:font-size-asian="12pt" style:font-size-complex="12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0.635cm" style:auto-text-indent="false"/>
      <style:text-properties fo:font-size="14pt" style:font-size-asian="14pt" style:font-size-complex="1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orphans="2" fo:widows="2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itle" style:family="paragraph" style:parent-style-name="Standard" style:default-outline-level="" style:class="chapter">
      <style:paragraph-properties fo:text-align="center" style:justify-single-word="false" fo:orphans="2" fo:widows="2"/>
      <style:text-properties fo:font-size="14pt" style:font-size-asian="14pt" style:font-size-complex="12pt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Основной_20_текст_20_с_20_отступом_20_21" style:display-name="Основной текст с отступом 21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size="12pt" style:font-size-asian="12pt" style:font-size-complex="12pt" style:font-weight-complex="bold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fo:font-size="12pt" style:font-size-asian="12pt" style:font-size-complex="12pt" style:font-weight-complex="bold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2" style:display-name="Основной шрифт абзаца2" style:family="text"/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1" style:display-name="Основной шрифт абзаца1" style:family="text"/>
    <style:style style:name="WW-Основной_20_шрифт_20_абзаца" style:display-name="WW-Основной шрифт абзаца" style:family="text">
      <style:text-properties fo:font-size="10pt" style:font-size-asian="10pt" style:font-size-complex="10pt"/>
    </style:style>
    <style:style style:name="Заголовок_20_3_20_Знак" style:display-name="Заголовок 3 Знак" style:family="text">
      <style:text-properties fo:font-size="12pt" style:font-size-asian="12pt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fo:font-size="12pt" style:font-size-asian="12pt" style:font-size-complex="14pt" style:font-weight-complex="bold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1"/>
    <style:style style:name="Numbering_20_Symbols" style:display-name="Numbering Symbols" style:family="text"/>
    <style:style style:name="Bullet_20_Symbols" style:display-name="Bullet Symbols" style:family="text">
      <style:text-properties style:font-name="OpenSymbol, 'Arial Unicode MS'" fo:font-family="'OpenSymbol, 'Arial Unicode MS''" style:font-charset="x-symbol" style:font-name-asian="OpenSymbol, 'Arial Unicode MS'" style:font-family-asian="'OpenSymbol, 'Arial Unicode MS''" style:font-charset-asian="x-symbol" style:font-name-complex="OpenSymbol, 'Arial Unicode MS'" style:font-family-complex="'OpenSymbol, 'Arial Unicode MS''" style:font-charset-complex="x-symbol"/>
    </style:style>
    <style:style style:name="ListLabel_20_1" style:display-name="ListLabel 1" style:family="text">
      <style:text-properties fo:font-size="12pt" style:font-size-asian="12pt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01cm" fo:margin-bottom="1.801cm" fo:margin-left="3cm" fo:margin-right="1cm" style:writing-mode="lr-tb" style:layout-grid-color="#c0c0c0" style:layout-grid-lines="2609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ложение 3</dc:title>
    <meta:initial-creator>Булович Сергей Валерьевич</meta:initial-creator>
    <meta:editing-cycles>27</meta:editing-cycles>
    <meta:print-date>2013-03-13T12:57:00</meta:print-date>
    <meta:creation-date>2013-01-09T13:06:00</meta:creation-date>
    <dc:date>2015-04-24T12:10:27.176000000</dc:date>
    <meta:editing-duration>PT1H15M39S</meta:editing-duration>
    <meta:generator>LibreOffice/4.2.5.2$Windows_x86 LibreOffice_project/61cb170a04bb1f12e77c884eab9192be736ec5f5</meta:generator>
    <meta:document-statistic meta:table-count="3" meta:image-count="0" meta:object-count="0" meta:page-count="5" meta:paragraph-count="92" meta:word-count="677" meta:character-count="5259" meta:non-whitespace-character-count="4653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